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59b2"/>
    </style:style>
    <style:style style:name="P2" style:family="paragraph" style:parent-style-name="Standard">
      <style:text-properties officeooo:rsid="001259b2" officeooo:paragraph-rsid="001259b2"/>
    </style:style>
    <style:style style:name="P3" style:family="paragraph" style:parent-style-name="Standard">
      <style:text-properties officeooo:rsid="0013e460" officeooo:paragraph-rsid="0013e460" fo:background-color="transparent"/>
    </style:style>
    <style:style style:name="P4" style:family="paragraph" style:parent-style-name="Standard">
      <style:text-properties officeooo:rsid="00154c09" officeooo:paragraph-rsid="00154c09" fo:background-color="transparent"/>
    </style:style>
    <style:style style:name="T1" style:family="text">
      <style:text-properties officeooo:rsid="001259b2"/>
    </style:style>
    <style:style style:name="T2" style:family="text">
      <style:text-properties officeooo:rsid="0013e460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13e460" style:font-size-asian="13pt" style:font-size-complex="13pt"/>
    </style:style>
    <style:style style:name="T5" style:family="text">
      <style:text-properties fo:font-size="13pt" style:font-size-asian="13pt" style:font-size-complex="13pt" fo:background-color="#ffffff"/>
    </style:style>
    <style:style style:name="T6" style:family="text">
      <style:text-properties fo:font-size="13pt" officeooo:rsid="00154c09" style:font-size-asian="13pt" style:font-size-complex="13pt"/>
    </style:style>
    <style:style style:name="T7" style:family="text">
      <style:text-properties fo:font-size="13pt" fo:background-color="#fff200" loext:char-shading-value="0" style:font-size-asian="13pt" style:font-size-complex="13pt"/>
    </style:style>
    <style:style style:name="T8" style:family="text">
      <style:text-properties fo:font-size="13pt" officeooo:rsid="0013e460" fo:background-color="#fff200" loext:char-shading-value="0" style:font-size-asian="13pt" style:font-size-complex="13pt"/>
    </style:style>
    <style:style style:name="T9" style:family="text">
      <style:text-properties fo:font-size="13pt" officeooo:rsid="0013e460" fo:background-color="#fff200" loext:char-shading-value="0" style:font-size-asian="13pt" style:font-size-complex="13pt"/>
    </style:style>
    <style:style style:name="T10" style:family="text">
      <style:text-properties fo:font-size="13pt" fo:background-color="#fff200" loext:char-shading-value="0" style:font-size-asian="13pt" style:font-size-complex="13pt"/>
    </style:style>
    <style:style style:name="T11" style:family="text">
      <style:text-properties fo:color="#d69a00"/>
    </style:style>
    <style:style style:name="T12" style:family="text">
      <style:text-properties fo:color="#d2a8ff"/>
    </style:style>
    <style:style style:name="T13" style:family="text">
      <style:text-properties fo:color="#a5d6ff"/>
    </style:style>
    <style:style style:name="T14" style:family="text">
      <style:text-properties fo:color="#83d4ff"/>
    </style:style>
    <style:style style:name="T15" style:family="text">
      <style:text-properties fo:color="#79c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9"/><text:span text:style-name="T10"><text:s/></text:span><text:span text:style-name="T9">CUSTOM FILEDS USING ADVANCE CUSTOM FILEDS PLUGIN</text:span></text:p>
      <text:p text:style-name="P3"><text:span text:style-name="T3">1. Install plugin -&gt; </text:span><text:span text:style-name="T6">advance custom field -&gt; activate</text:span></text:p>
      <text:p text:style-name="P4"><text:span text:style-name="T3">2.add group</text:span></text:p>
      <text:p text:style-name="P4"><text:span text:style-name="T3">3. write theme -&gt; page.php -&gt;</text:span></text:p>
      <text:p text:style-name="P4"><text:span text:style-name="T3"/></text:p>
      <text:p text:style-name="Standard">&lt;?php</text:p>
      <text:p text:style-name="Standard">$value1 = get_field('name');</text:p>
      <text:p text:style-name="Standard">$value2 = get_field('image');</text:p>
      <text:p text:style-name="Standard">$value3 = get_field('company');</text:p>
      <text:p text:style-name="Standard">// echo $value1; </text:p>
      <text:p text:style-name="Standard">// echo $value3;</text:p>
      <text:p text:style-name="Standard">?&gt;</text:p>
      <text:p text:style-name="Standard">&lt;img src="&lt;?php echo $value2['url']; ?&gt;" width="500px" height="200px"&gt;</text:p>
      <text:p text:style-name="Standard">&lt;p&gt;&lt;strong&gt;Name: &lt;/strong&gt;&lt;?php echo $value1; ?&gt;&lt;br&gt;</text:p>
      <text:p text:style-name="Standard">&lt;strong&gt;Company: &lt;/strong&gt;&lt;?php echo $value3; ?&gt;</text:p>
      <text:p text:style-name="Standard">&lt;/p&gt;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6T10:54:01.773866762</meta:creation-date>
    <dc:date>2022-12-06T12:51:58.083213101</dc:date>
    <meta:editing-duration>PT7M36S</meta:editing-duration>
    <meta:editing-cycles>1</meta:editing-cycles>
    <meta:document-statistic meta:table-count="0" meta:image-count="0" meta:object-count="0" meta:page-count="1" meta:paragraph-count="15" meta:word-count="59" meta:character-count="463" meta:non-whitespace-character-count="398"/>
    <meta:generator>LibreOffice/6.0.7.3$Linux_X86_64 LibreOffice_project/00m0$Build-3</meta:generator>
  </office:meta>
</office:document-meta>
</file>